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083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quad</text:p>
          </table:table-cell>
          <table:table-cell office:value-type="string">
            <text:p>rep</text:p>
          </table:table-cell>
          <table:table-cell office:value-type="string">
            <text:p>ch1</text:p>
          </table:table-cell>
          <table:table-cell office:value-type="string">
            <text:p>ch2</text:p>
          </table:table-cell>
          <table:table-cell office:value-type="string">
            <text:p>ch3</text:p>
          </table:table-cell>
          <table:table-cell office:value-type="string">
            <text:p>ch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3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135.1">
            <text:p>135.1</text:p>
          </table:table-cell>
          <table:table-cell office:value-type="float" office:value="724.9">
            <text:p>724.9</text:p>
          </table:table-cell>
          <table:table-cell office:value-type="float" office:value="175.4">
            <text:p>175.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3</text:p>
          </table:table-cell>
          <table:table-cell office:value-type="float" office:value="2">
            <text:p>2</text:p>
          </table:table-cell>
          <table:table-cell office:value-type="float" office:value="253.8">
            <text:p>253.8</text:p>
          </table:table-cell>
          <table:table-cell office:value-type="float" office:value="129.3">
            <text:p>129.3</text:p>
          </table:table-cell>
          <table:table-cell office:value-type="float" office:value="1102">
            <text:p>1102</text:p>
          </table:table-cell>
          <table:table-cell office:value-type="float" office:value="259.9">
            <text:p>259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3</text:p>
          </table:table-cell>
          <table:table-cell office:value-type="float" office:value="3">
            <text:p>3</text:p>
          </table:table-cell>
          <table:table-cell office:value-type="float" office:value="233.3">
            <text:p>233.3</text:p>
          </table:table-cell>
          <table:table-cell office:value-type="float" office:value="122.8">
            <text:p>122.8</text:p>
          </table:table-cell>
          <table:table-cell office:value-type="float" office:value="779">
            <text:p>779</text:p>
          </table:table-cell>
          <table:table-cell office:value-type="float" office:value="190.3">
            <text:p>190.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3</text:p>
          </table:table-cell>
          <table:table-cell office:value-type="float" office:value="4">
            <text:p>4</text:p>
          </table:table-cell>
          <table:table-cell office:value-type="float" office:value="269.5">
            <text:p>269.5</text:p>
          </table:table-cell>
          <table:table-cell office:value-type="float" office:value="143.1">
            <text:p>143.1</text:p>
          </table:table-cell>
          <table:table-cell office:value-type="float" office:value="866">
            <text:p>866</text:p>
          </table:table-cell>
          <table:table-cell office:value-type="float" office:value="213.8">
            <text:p>213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2</text:p>
          </table:table-cell>
          <table:table-cell office:value-type="float" office:value="1">
            <text:p>1</text:p>
          </table:table-cell>
          <table:table-cell office:value-type="float" office:value="254.4">
            <text:p>254.4</text:p>
          </table:table-cell>
          <table:table-cell office:value-type="float" office:value="133.2">
            <text:p>133.2</text:p>
          </table:table-cell>
          <table:table-cell office:value-type="float" office:value="737.4">
            <text:p>737.4</text:p>
          </table:table-cell>
          <table:table-cell office:value-type="float" office:value="177.4">
            <text:p>177.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2</text:p>
          </table:table-cell>
          <table:table-cell office:value-type="float" office:value="2">
            <text:p>2</text:p>
          </table:table-cell>
          <table:table-cell office:value-type="float" office:value="240.5">
            <text:p>240.5</text:p>
          </table:table-cell>
          <table:table-cell office:value-type="float" office:value="131.5">
            <text:p>131.5</text:p>
          </table:table-cell>
          <table:table-cell office:value-type="float" office:value="744.1">
            <text:p>744.1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2</text:p>
          </table:table-cell>
          <table:table-cell office:value-type="float" office:value="3">
            <text:p>3</text:p>
          </table:table-cell>
          <table:table-cell office:value-type="float" office:value="296.6">
            <text:p>296.6</text:p>
          </table:table-cell>
          <table:table-cell office:value-type="float" office:value="157.7">
            <text:p>157.7</text:p>
          </table:table-cell>
          <table:table-cell office:value-type="float" office:value="776.9">
            <text:p>776.9</text:p>
          </table:table-cell>
          <table:table-cell office:value-type="float" office:value="189.4">
            <text:p>189.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2</text:p>
          </table:table-cell>
          <table:table-cell office:value-type="float" office:value="4">
            <text:p>4</text:p>
          </table:table-cell>
          <table:table-cell office:value-type="float" office:value="316.5">
            <text:p>316.5</text:p>
          </table:table-cell>
          <table:table-cell office:value-type="float" office:value="169.5">
            <text:p>169.5</text:p>
          </table:table-cell>
          <table:table-cell office:value-type="float" office:value="771.3">
            <text:p>771.3</text:p>
          </table:table-cell>
          <table:table-cell office:value-type="float" office:value="186.5">
            <text:p>186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1</text:p>
          </table:table-cell>
          <table:table-cell office:value-type="float" office:value="1">
            <text:p>1</text:p>
          </table:table-cell>
          <table:table-cell office:value-type="float" office:value="253.7">
            <text:p>253.7</text:p>
          </table:table-cell>
          <table:table-cell office:value-type="float" office:value="135.7">
            <text:p>135.7</text:p>
          </table:table-cell>
          <table:table-cell office:value-type="float" office:value="693.9">
            <text:p>693.9</text:p>
          </table:table-cell>
          <table:table-cell office:value-type="float" office:value="165.7">
            <text:p>165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1</text:p>
          </table:table-cell>
          <table:table-cell office:value-type="float" office:value="2">
            <text:p>2</text:p>
          </table:table-cell>
          <table:table-cell office:value-type="float" office:value="310.7">
            <text:p>310.7</text:p>
          </table:table-cell>
          <table:table-cell office:value-type="float" office:value="168.7">
            <text:p>168.7</text:p>
          </table:table-cell>
          <table:table-cell office:value-type="float" office:value="861.2">
            <text:p>861.2</text:p>
          </table:table-cell>
          <table:table-cell office:value-type="float" office:value="208.6">
            <text:p>208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1</text:p>
          </table:table-cell>
          <table:table-cell office:value-type="float" office:value="3">
            <text:p>3</text:p>
          </table:table-cell>
          <table:table-cell office:value-type="float" office:value="297.2">
            <text:p>297.2</text:p>
          </table:table-cell>
          <table:table-cell office:value-type="float" office:value="157">
            <text:p>157</text:p>
          </table:table-cell>
          <table:table-cell office:value-type="float" office:value="807.5">
            <text:p>807.5</text:p>
          </table:table-cell>
          <table:table-cell office:value-type="float" office:value="196.5">
            <text:p>196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1</text:p>
          </table:table-cell>
          <table:table-cell office:value-type="float" office:value="4">
            <text:p>4</text:p>
          </table:table-cell>
          <table:table-cell office:value-type="float" office:value="250.8">
            <text:p>250.8</text:p>
          </table:table-cell>
          <table:table-cell office:value-type="float" office:value="132.1">
            <text:p>132.1</text:p>
          </table:table-cell>
          <table:table-cell office:value-type="float" office:value="694.4">
            <text:p>694.4</text:p>
          </table:table-cell>
          <table:table-cell office:value-type="float" office:value="167.2">
            <text:p>167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4</text:p>
          </table:table-cell>
          <table:table-cell office:value-type="float" office:value="1">
            <text:p>1</text:p>
          </table:table-cell>
          <table:table-cell office:value-type="float" office:value="344.2">
            <text:p>344.2</text:p>
          </table:table-cell>
          <table:table-cell office:value-type="float" office:value="181.7">
            <text:p>181.7</text:p>
          </table:table-cell>
          <table:table-cell office:value-type="float" office:value="865.7">
            <text:p>865.7</text:p>
          </table:table-cell>
          <table:table-cell office:value-type="float" office:value="208.5">
            <text:p>208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4</text:p>
          </table:table-cell>
          <table:table-cell office:value-type="float" office:value="2">
            <text:p>2</text:p>
          </table:table-cell>
          <table:table-cell office:value-type="float" office:value="333.6">
            <text:p>333.6</text:p>
          </table:table-cell>
          <table:table-cell office:value-type="float" office:value="177.3">
            <text:p>177.3</text:p>
          </table:table-cell>
          <table:table-cell office:value-type="float" office:value="821">
            <text:p>821</text:p>
          </table:table-cell>
          <table:table-cell office:value-type="float" office:value="198.1">
            <text:p>198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4</text:p>
          </table:table-cell>
          <table:table-cell office:value-type="float" office:value="3">
            <text:p>3</text:p>
          </table:table-cell>
          <table:table-cell office:value-type="float" office:value="336.8">
            <text:p>336.8</text:p>
          </table:table-cell>
          <table:table-cell office:value-type="float" office:value="179">
            <text:p>179</text:p>
          </table:table-cell>
          <table:table-cell office:value-type="float" office:value="856.2">
            <text:p>856.2</text:p>
          </table:table-cell>
          <table:table-cell office:value-type="float" office:value="206.2">
            <text:p>206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7E1Q4</text:p>
          </table:table-cell>
          <table:table-cell office:value-type="float" office:value="4">
            <text:p>4</text:p>
          </table:table-cell>
          <table:table-cell office:value-type="float" office:value="327.8">
            <text:p>327.8</text:p>
          </table:table-cell>
          <table:table-cell office:value-type="float" office:value="174.5">
            <text:p>174.5</text:p>
          </table:table-cell>
          <table:table-cell office:value-type="float" office:value="845.8">
            <text:p>845.8</text:p>
          </table:table-cell>
          <table:table-cell office:value-type="float" office:value="203.8">
            <text:p>203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1</text:p>
          </table:table-cell>
          <table:table-cell office:value-type="float" office:value="1">
            <text:p>1</text:p>
          </table:table-cell>
          <table:table-cell office:value-type="float" office:value="260.7">
            <text:p>260.7</text:p>
          </table:table-cell>
          <table:table-cell office:value-type="float" office:value="138.8">
            <text:p>138.8</text:p>
          </table:table-cell>
          <table:table-cell office:value-type="float" office:value="828">
            <text:p>828</text:p>
          </table:table-cell>
          <table:table-cell office:value-type="float" office:value="196.4">
            <text:p>196.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1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127.9">
            <text:p>127.9</text:p>
          </table:table-cell>
          <table:table-cell office:value-type="float" office:value="708.5">
            <text:p>708.5</text:p>
          </table:table-cell>
          <table:table-cell office:value-type="float" office:value="169.3">
            <text:p>169.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1</text:p>
          </table:table-cell>
          <table:table-cell office:value-type="float" office:value="3">
            <text:p>3</text:p>
          </table:table-cell>
          <table:table-cell office:value-type="float" office:value="279.6">
            <text:p>279.6</text:p>
          </table:table-cell>
          <table:table-cell office:value-type="float" office:value="149.8">
            <text:p>149.8</text:p>
          </table:table-cell>
          <table:table-cell office:value-type="float" office:value="790">
            <text:p>790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1</text:p>
          </table:table-cell>
          <table:table-cell office:value-type="float" office:value="4">
            <text:p>4</text:p>
          </table:table-cell>
          <table:table-cell office:value-type="float" office:value="184.8">
            <text:p>184.8</text:p>
          </table:table-cell>
          <table:table-cell office:value-type="float" office:value="97.6">
            <text:p>97.6</text:p>
          </table:table-cell>
          <table:table-cell office:value-type="float" office:value="575.2">
            <text:p>575.2</text:p>
          </table:table-cell>
          <table:table-cell office:value-type="float" office:value="136.7">
            <text:p>136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6</text:p>
          </table:table-cell>
          <table:table-cell office:value-type="float" office:value="1">
            <text:p>1</text:p>
          </table:table-cell>
          <table:table-cell office:value-type="float" office:value="364.5">
            <text:p>364.5</text:p>
          </table:table-cell>
          <table:table-cell office:value-type="float" office:value="197.6">
            <text:p>197.6</text:p>
          </table:table-cell>
          <table:table-cell office:value-type="float" office:value="916.2">
            <text:p>916.2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6</text:p>
          </table:table-cell>
          <table:table-cell office:value-type="float" office:value="2">
            <text:p>2</text:p>
          </table:table-cell>
          <table:table-cell office:value-type="float" office:value="398.7">
            <text:p>398.7</text:p>
          </table:table-cell>
          <table:table-cell office:value-type="float" office:value="213.2">
            <text:p>213.2</text:p>
          </table:table-cell>
          <table:table-cell office:value-type="float" office:value="948.9">
            <text:p>948.9</text:p>
          </table:table-cell>
          <table:table-cell office:value-type="float" office:value="226.1">
            <text:p>226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6</text:p>
          </table:table-cell>
          <table:table-cell office:value-type="float" office:value="3">
            <text:p>3</text:p>
          </table:table-cell>
          <table:table-cell office:value-type="float" office:value="363">
            <text:p>363</text:p>
          </table:table-cell>
          <table:table-cell office:value-type="float" office:value="194.6">
            <text:p>194.6</text:p>
          </table:table-cell>
          <table:table-cell office:value-type="float" office:value="944.7">
            <text:p>944.7</text:p>
          </table:table-cell>
          <table:table-cell office:value-type="float" office:value="224.9">
            <text:p>224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6</text:p>
          </table:table-cell>
          <table:table-cell office:value-type="float" office:value="4">
            <text:p>4</text:p>
          </table:table-cell>
          <table:table-cell office:value-type="float" office:value="355.9">
            <text:p>355.9</text:p>
          </table:table-cell>
          <table:table-cell office:value-type="float" office:value="192.3">
            <text:p>192.3</text:p>
          </table:table-cell>
          <table:table-cell office:value-type="float" office:value="924.6">
            <text:p>924.6</text:p>
          </table:table-cell>
          <table:table-cell office:value-type="float" office:value="219.9">
            <text:p>219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2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172.8">
            <text:p>172.8</text:p>
          </table:table-cell>
          <table:table-cell office:value-type="float" office:value="1165.5">
            <text:p>1165.5</text:p>
          </table:table-cell>
          <table:table-cell office:value-type="float" office:value="284.1">
            <text:p>284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2</text:p>
          </table:table-cell>
          <table:table-cell office:value-type="float" office:value="2">
            <text:p>2</text:p>
          </table:table-cell>
          <table:table-cell office:value-type="float" office:value="338.2">
            <text:p>338.2</text:p>
          </table:table-cell>
          <table:table-cell office:value-type="float" office:value="180.3">
            <text:p>180.3</text:p>
          </table:table-cell>
          <table:table-cell office:value-type="float" office:value="892.6">
            <text:p>892.6</text:p>
          </table:table-cell>
          <table:table-cell office:value-type="float" office:value="214.8">
            <text:p>214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2</text:p>
          </table:table-cell>
          <table:table-cell office:value-type="float" office:value="3">
            <text:p>3</text:p>
          </table:table-cell>
          <table:table-cell office:value-type="float" office:value="261.9">
            <text:p>261.9</text:p>
          </table:table-cell>
          <table:table-cell office:value-type="float" office:value="137.6">
            <text:p>137.6</text:p>
          </table:table-cell>
          <table:table-cell office:value-type="float" office:value="721.8">
            <text:p>721.8</text:p>
          </table:table-cell>
          <table:table-cell office:value-type="float" office:value="169.8">
            <text:p>169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2</text:p>
          </table:table-cell>
          <table:table-cell office:value-type="float" office:value="4">
            <text:p>4</text:p>
          </table:table-cell>
          <table:table-cell office:value-type="float" office:value="279.8">
            <text:p>279.8</text:p>
          </table:table-cell>
          <table:table-cell office:value-type="float" office:value="144.5">
            <text:p>144.5</text:p>
          </table:table-cell>
          <table:table-cell office:value-type="float" office:value="921.6">
            <text:p>921.6</text:p>
          </table:table-cell>
          <table:table-cell office:value-type="float" office:value="222.5">
            <text:p>222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3</text:p>
          </table:table-cell>
          <table:table-cell office:value-type="float" office:value="1">
            <text:p>1</text:p>
          </table:table-cell>
          <table:table-cell office:value-type="float" office:value="298.4">
            <text:p>298.4</text:p>
          </table:table-cell>
          <table:table-cell office:value-type="float" office:value="159.1">
            <text:p>159.1</text:p>
          </table:table-cell>
          <table:table-cell office:value-type="float" office:value="804.5">
            <text:p>804.5</text:p>
          </table:table-cell>
          <table:table-cell office:value-type="float" office:value="192.9">
            <text:p>192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3</text:p>
          </table:table-cell>
          <table:table-cell office:value-type="float" office:value="2">
            <text:p>2</text:p>
          </table:table-cell>
          <table:table-cell office:value-type="float" office:value="247.6">
            <text:p>247.6</text:p>
          </table:table-cell>
          <table:table-cell office:value-type="float" office:value="127.6">
            <text:p>127.6</text:p>
          </table:table-cell>
          <table:table-cell office:value-type="float" office:value="769.3">
            <text:p>769.3</text:p>
          </table:table-cell>
          <table:table-cell office:value-type="float" office:value="182.5">
            <text:p>182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3</text:p>
          </table:table-cell>
          <table:table-cell office:value-type="float" office:value="3">
            <text:p>3</text:p>
          </table:table-cell>
          <table:table-cell office:value-type="float" office:value="306.5">
            <text:p>306.5</text:p>
          </table:table-cell>
          <table:table-cell office:value-type="float" office:value="161.5">
            <text:p>161.5</text:p>
          </table:table-cell>
          <table:table-cell office:value-type="float" office:value="797.1">
            <text:p>797.1</text:p>
          </table:table-cell>
          <table:table-cell office:value-type="float" office:value="187.2">
            <text:p>187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3</text:p>
          </table:table-cell>
          <table:table-cell office:value-type="float" office:value="4">
            <text:p>4</text:p>
          </table:table-cell>
          <table:table-cell office:value-type="float" office:value="306.6">
            <text:p>306.6</text:p>
          </table:table-cell>
          <table:table-cell office:value-type="float" office:value="165.2">
            <text:p>165.2</text:p>
          </table:table-cell>
          <table:table-cell office:value-type="float" office:value="805.6">
            <text:p>805.6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5</text:p>
          </table:table-cell>
          <table:table-cell office:value-type="float" office:value="1">
            <text:p>1</text:p>
          </table:table-cell>
          <table:table-cell office:value-type="float" office:value="337.7">
            <text:p>337.7</text:p>
          </table:table-cell>
          <table:table-cell office:value-type="float" office:value="184.3">
            <text:p>184.3</text:p>
          </table:table-cell>
          <table:table-cell office:value-type="float" office:value="931.7">
            <text:p>931.7</text:p>
          </table:table-cell>
          <table:table-cell office:value-type="float" office:value="222.7">
            <text:p>222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5</text:p>
          </table:table-cell>
          <table:table-cell office:value-type="float" office:value="2">
            <text:p>2</text:p>
          </table:table-cell>
          <table:table-cell office:value-type="float" office:value="399.3">
            <text:p>399.3</text:p>
          </table:table-cell>
          <table:table-cell office:value-type="float" office:value="215.2">
            <text:p>215.2</text:p>
          </table:table-cell>
          <table:table-cell office:value-type="float" office:value="1126.2">
            <text:p>1126.2</text:p>
          </table:table-cell>
          <table:table-cell office:value-type="float" office:value="269.2">
            <text:p>269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5</text:p>
          </table:table-cell>
          <table:table-cell office:value-type="float" office:value="3">
            <text:p>3</text:p>
          </table:table-cell>
          <table:table-cell office:value-type="float" office:value="298.9">
            <text:p>298.9</text:p>
          </table:table-cell>
          <table:table-cell office:value-type="float" office:value="163.4">
            <text:p>163.4</text:p>
          </table:table-cell>
          <table:table-cell office:value-type="float" office:value="881.3">
            <text:p>881.3</text:p>
          </table:table-cell>
          <table:table-cell office:value-type="float" office:value="210.8">
            <text:p>210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5</text:p>
          </table:table-cell>
          <table:table-cell office:value-type="float" office:value="4">
            <text:p>4</text:p>
          </table:table-cell>
          <table:table-cell office:value-type="float" office:value="299">
            <text:p>299</text:p>
          </table:table-cell>
          <table:table-cell office:value-type="float" office:value="160">
            <text:p>160</text:p>
          </table:table-cell>
          <table:table-cell office:value-type="float" office:value="884.2">
            <text:p>884.2</text:p>
          </table:table-cell>
          <table:table-cell office:value-type="float" office:value="212.5">
            <text:p>212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4</text:p>
          </table:table-cell>
          <table:table-cell office:value-type="float" office:value="1">
            <text:p>1</text:p>
          </table:table-cell>
          <table:table-cell office:value-type="float" office:value="303.4">
            <text:p>303.4</text:p>
          </table:table-cell>
          <table:table-cell office:value-type="float" office:value="161.2">
            <text:p>161.2</text:p>
          </table:table-cell>
          <table:table-cell office:value-type="float" office:value="854.6">
            <text:p>854.6</text:p>
          </table:table-cell>
          <table:table-cell office:value-type="float" office:value="204.5">
            <text:p>204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4</text:p>
          </table:table-cell>
          <table:table-cell office:value-type="float" office:value="2">
            <text:p>2</text:p>
          </table:table-cell>
          <table:table-cell office:value-type="float" office:value="363.9">
            <text:p>363.9</text:p>
          </table:table-cell>
          <table:table-cell office:value-type="float" office:value="191.4">
            <text:p>191.4</text:p>
          </table:table-cell>
          <table:table-cell office:value-type="float" office:value="1020.3">
            <text:p>1020.3</text:p>
          </table:table-cell>
          <table:table-cell office:value-type="float" office:value="242.6">
            <text:p>242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4</text:p>
          </table:table-cell>
          <table:table-cell office:value-type="float" office:value="3">
            <text:p>3</text:p>
          </table:table-cell>
          <table:table-cell office:value-type="float" office:value="320.3">
            <text:p>320.3</text:p>
          </table:table-cell>
          <table:table-cell office:value-type="float" office:value="165.9">
            <text:p>165.9</text:p>
          </table:table-cell>
          <table:table-cell office:value-type="float" office:value="773.6">
            <text:p>773.6</text:p>
          </table:table-cell>
          <table:table-cell office:value-type="float" office:value="186.5">
            <text:p>186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1Q4</text:p>
          </table:table-cell>
          <table:table-cell office:value-type="float" office:value="4">
            <text:p>4</text:p>
          </table:table-cell>
          <table:table-cell office:value-type="float" office:value="341.8">
            <text:p>341.8</text:p>
          </table:table-cell>
          <table:table-cell office:value-type="float" office:value="179.6">
            <text:p>179.6</text:p>
          </table:table-cell>
          <table:table-cell office:value-type="float" office:value="835.3">
            <text:p>835.3</text:p>
          </table:table-cell>
          <table:table-cell office:value-type="float" office:value="199.9">
            <text:p>199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1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173">
            <text:p>173</text:p>
          </table:table-cell>
          <table:table-cell office:value-type="float" office:value="776.1">
            <text:p>776.1</text:p>
          </table:table-cell>
          <table:table-cell office:value-type="float" office:value="183.2">
            <text:p>183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1</text:p>
          </table:table-cell>
          <table:table-cell office:value-type="float" office:value="2">
            <text:p>2</text:p>
          </table:table-cell>
          <table:table-cell office:value-type="float" office:value="308.1">
            <text:p>308.1</text:p>
          </table:table-cell>
          <table:table-cell office:value-type="float" office:value="161.8">
            <text:p>161.8</text:p>
          </table:table-cell>
          <table:table-cell office:value-type="float" office:value="779.5">
            <text:p>779.5</text:p>
          </table:table-cell>
          <table:table-cell office:value-type="float" office:value="185.3">
            <text:p>185.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1</text:p>
          </table:table-cell>
          <table:table-cell office:value-type="float" office:value="3">
            <text:p>3</text:p>
          </table:table-cell>
          <table:table-cell office:value-type="float" office:value="264.9">
            <text:p>264.9</text:p>
          </table:table-cell>
          <table:table-cell office:value-type="float" office:value="138">
            <text:p>138</text:p>
          </table:table-cell>
          <table:table-cell office:value-type="float" office:value="674.2">
            <text:p>674.2</text:p>
          </table:table-cell>
          <table:table-cell office:value-type="float" office:value="161.5">
            <text:p>161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1</text:p>
          </table:table-cell>
          <table:table-cell office:value-type="float" office:value="4">
            <text:p>4</text:p>
          </table:table-cell>
          <table:table-cell office:value-type="float" office:value="279">
            <text:p>279</text:p>
          </table:table-cell>
          <table:table-cell office:value-type="float" office:value="148.2">
            <text:p>148.2</text:p>
          </table:table-cell>
          <table:table-cell office:value-type="float" office:value="721.6">
            <text:p>721.6</text:p>
          </table:table-cell>
          <table:table-cell office:value-type="float" office:value="170.9">
            <text:p>170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2</text:p>
          </table:table-cell>
          <table:table-cell office:value-type="float" office:value="1">
            <text:p>1</text:p>
          </table:table-cell>
          <table:table-cell office:value-type="float" office:value="234.9">
            <text:p>234.9</text:p>
          </table:table-cell>
          <table:table-cell office:value-type="float" office:value="123.8">
            <text:p>123.8</text:p>
          </table:table-cell>
          <table:table-cell office:value-type="float" office:value="713.3">
            <text:p>713.3</text:p>
          </table:table-cell>
          <table:table-cell office:value-type="float" office:value="168.9">
            <text:p>168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2</text:p>
          </table:table-cell>
          <table:table-cell office:value-type="float" office:value="2">
            <text:p>2</text:p>
          </table:table-cell>
          <table:table-cell office:value-type="float" office:value="250.1">
            <text:p>250.1</text:p>
          </table:table-cell>
          <table:table-cell office:value-type="float" office:value="131.8">
            <text:p>131.8</text:p>
          </table:table-cell>
          <table:table-cell office:value-type="float" office:value="738.1">
            <text:p>738.1</text:p>
          </table:table-cell>
          <table:table-cell office:value-type="float" office:value="173.7">
            <text:p>173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2</text:p>
          </table:table-cell>
          <table:table-cell office:value-type="float" office:value="3">
            <text:p>3</text:p>
          </table:table-cell>
          <table:table-cell office:value-type="float" office:value="246.1">
            <text:p>246.1</text:p>
          </table:table-cell>
          <table:table-cell office:value-type="float" office:value="127.5">
            <text:p>127.5</text:p>
          </table:table-cell>
          <table:table-cell office:value-type="float" office:value="744.1">
            <text:p>744.1</text:p>
          </table:table-cell>
          <table:table-cell office:value-type="float" office:value="175.6">
            <text:p>175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2</text:p>
          </table:table-cell>
          <table:table-cell office:value-type="float" office:value="4">
            <text:p>4</text:p>
          </table:table-cell>
          <table:table-cell office:value-type="float" office:value="237.9">
            <text:p>237.9</text:p>
          </table:table-cell>
          <table:table-cell office:value-type="float" office:value="123.1">
            <text:p>123.1</text:p>
          </table:table-cell>
          <table:table-cell office:value-type="float" office:value="722">
            <text:p>722</text:p>
          </table:table-cell>
          <table:table-cell office:value-type="float" office:value="175.9">
            <text:p>175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3</text:p>
          </table:table-cell>
          <table:table-cell office:value-type="float" office:value="1">
            <text:p>1</text:p>
          </table:table-cell>
          <table:table-cell office:value-type="float" office:value="205.1">
            <text:p>205.1</text:p>
          </table:table-cell>
          <table:table-cell office:value-type="float" office:value="107.2">
            <text:p>107.2</text:p>
          </table:table-cell>
          <table:table-cell office:value-type="float" office:value="700.4">
            <text:p>700.4</text:p>
          </table:table-cell>
          <table:table-cell office:value-type="float" office:value="168.8">
            <text:p>168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3</text:p>
          </table:table-cell>
          <table:table-cell office:value-type="float" office:value="2">
            <text:p>2</text:p>
          </table:table-cell>
          <table:table-cell office:value-type="float" office:value="175.1">
            <text:p>175.1</text:p>
          </table:table-cell>
          <table:table-cell office:value-type="float" office:value="90.9">
            <text:p>90.9</text:p>
          </table:table-cell>
          <table:table-cell office:value-type="float" office:value="548">
            <text:p>548</text:p>
          </table:table-cell>
          <table:table-cell office:value-type="float" office:value="132.4">
            <text:p>132.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3</text:p>
          </table:table-cell>
          <table:table-cell office:value-type="float" office:value="3">
            <text:p>3</text:p>
          </table:table-cell>
          <table:table-cell office:value-type="float" office:value="202.1">
            <text:p>202.1</text:p>
          </table:table-cell>
          <table:table-cell office:value-type="float" office:value="107.7">
            <text:p>107.7</text:p>
          </table:table-cell>
          <table:table-cell office:value-type="float" office:value="716.1">
            <text:p>716.1</text:p>
          </table:table-cell>
          <table:table-cell office:value-type="float" office:value="171.9">
            <text:p>171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3</text:p>
          </table:table-cell>
          <table:table-cell office:value-type="float" office:value="4">
            <text:p>4</text:p>
          </table:table-cell>
          <table:table-cell office:value-type="float" office:value="225.6">
            <text:p>225.6</text:p>
          </table:table-cell>
          <table:table-cell office:value-type="float" office:value="117.8">
            <text:p>117.8</text:p>
          </table:table-cell>
          <table:table-cell office:value-type="float" office:value="736.9">
            <text:p>736.9</text:p>
          </table:table-cell>
          <table:table-cell office:value-type="float" office:value="177.6">
            <text:p>177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4</text:p>
          </table:table-cell>
          <table:table-cell office:value-type="float" office:value="1">
            <text:p>1</text:p>
          </table:table-cell>
          <table:table-cell office:value-type="float" office:value="225.2">
            <text:p>225.2</text:p>
          </table:table-cell>
          <table:table-cell office:value-type="float" office:value="116.8">
            <text:p>116.8</text:p>
          </table:table-cell>
          <table:table-cell office:value-type="float" office:value="615.6">
            <text:p>615.6</text:p>
          </table:table-cell>
          <table:table-cell office:value-type="float" office:value="147.7">
            <text:p>147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4</text:p>
          </table:table-cell>
          <table:table-cell office:value-type="float" office:value="2">
            <text:p>2</text:p>
          </table:table-cell>
          <table:table-cell office:value-type="float" office:value="240.7">
            <text:p>240.7</text:p>
          </table:table-cell>
          <table:table-cell office:value-type="float" office:value="124">
            <text:p>124</text:p>
          </table:table-cell>
          <table:table-cell office:value-type="float" office:value="611">
            <text:p>611</text:p>
          </table:table-cell>
          <table:table-cell office:value-type="float" office:value="144.5">
            <text:p>144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4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151.8">
            <text:p>151.8</text:p>
          </table:table-cell>
          <table:table-cell office:value-type="float" office:value="818.6">
            <text:p>818.6</text:p>
          </table:table-cell>
          <table:table-cell office:value-type="float" office:value="195.4">
            <text:p>195.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10E1Q4</text:p>
          </table:table-cell>
          <table:table-cell office:value-type="float" office:value="4">
            <text:p>4</text:p>
          </table:table-cell>
          <table:table-cell office:value-type="float" office:value="267.5">
            <text:p>267.5</text:p>
          </table:table-cell>
          <table:table-cell office:value-type="float" office:value="143">
            <text:p>143</text:p>
          </table:table-cell>
          <table:table-cell office:value-type="float" office:value="699.5">
            <text:p>699.5</text:p>
          </table:table-cell>
          <table:table-cell office:value-type="float" office:value="165.1">
            <text:p>165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9.4">
            <text:p>279.4</text:p>
          </table:table-cell>
          <table:table-cell office:value-type="float" office:value="143.8">
            <text:p>143.8</text:p>
          </table:table-cell>
          <table:table-cell office:value-type="float" office:value="817">
            <text:p>817</text:p>
          </table:table-cell>
          <table:table-cell office:value-type="float" office:value="191.3">
            <text:p>191.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3.9">
            <text:p>293.9</text:p>
          </table:table-cell>
          <table:table-cell office:value-type="float" office:value="158.6">
            <text:p>158.6</text:p>
          </table:table-cell>
          <table:table-cell office:value-type="float" office:value="803.3">
            <text:p>803.3</text:p>
          </table:table-cell>
          <table:table-cell office:value-type="float" office:value="185.1">
            <text:p>185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163.4">
            <text:p>163.4</text:p>
          </table:table-cell>
          <table:table-cell office:value-type="float" office:value="864.5">
            <text:p>864.5</text:p>
          </table:table-cell>
          <table:table-cell office:value-type="float" office:value="201.7">
            <text:p>201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82.8">
            <text:p>282.8</text:p>
          </table:table-cell>
          <table:table-cell office:value-type="float" office:value="150.2">
            <text:p>150.2</text:p>
          </table:table-cell>
          <table:table-cell office:value-type="float" office:value="795.3">
            <text:p>795.3</text:p>
          </table:table-cell>
          <table:table-cell office:value-type="float" office:value="184.4">
            <text:p>184.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35.8">
            <text:p>335.8</text:p>
          </table:table-cell>
          <table:table-cell office:value-type="float" office:value="177.8">
            <text:p>177.8</text:p>
          </table:table-cell>
          <table:table-cell office:value-type="float" office:value="939.9">
            <text:p>939.9</text:p>
          </table:table-cell>
          <table:table-cell office:value-type="float" office:value="220.2">
            <text:p>220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61.7">
            <text:p>361.7</text:p>
          </table:table-cell>
          <table:table-cell office:value-type="float" office:value="190.6">
            <text:p>190.6</text:p>
          </table:table-cell>
          <table:table-cell office:value-type="float" office:value="918">
            <text:p>918</text:p>
          </table:table-cell>
          <table:table-cell office:value-type="float" office:value="214.5">
            <text:p>214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168.8">
            <text:p>168.8</text:p>
          </table:table-cell>
          <table:table-cell office:value-type="float" office:value="953.8">
            <text:p>953.8</text:p>
          </table:table-cell>
          <table:table-cell office:value-type="float" office:value="218.7">
            <text:p>218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9.4">
            <text:p>259.4</text:p>
          </table:table-cell>
          <table:table-cell office:value-type="float" office:value="133.8">
            <text:p>133.8</text:p>
          </table:table-cell>
          <table:table-cell office:value-type="float" office:value="730.8">
            <text:p>730.8</text:p>
          </table:table-cell>
          <table:table-cell office:value-type="float" office:value="169.5">
            <text:p>169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84.5">
            <text:p>284.5</text:p>
          </table:table-cell>
          <table:table-cell office:value-type="float" office:value="147.4">
            <text:p>147.4</text:p>
          </table:table-cell>
          <table:table-cell office:value-type="float" office:value="941.4">
            <text:p>941.4</text:p>
          </table:table-cell>
          <table:table-cell office:value-type="float" office:value="218.7">
            <text:p>218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18.5">
            <text:p>118.5</text:p>
          </table:table-cell>
          <table:table-cell office:value-type="float" office:value="726.4">
            <text:p>726.4</text:p>
          </table:table-cell>
          <table:table-cell office:value-type="float" office:value="170.1">
            <text:p>170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3.9">
            <text:p>253.9</text:p>
          </table:table-cell>
          <table:table-cell office:value-type="float" office:value="135">
            <text:p>135</text:p>
          </table:table-cell>
          <table:table-cell office:value-type="float" office:value="855.9">
            <text:p>855.9</text:p>
          </table:table-cell>
          <table:table-cell office:value-type="float" office:value="200.8">
            <text:p>200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0.8">
            <text:p>360.8</text:p>
          </table:table-cell>
          <table:table-cell office:value-type="float" office:value="183.2">
            <text:p>183.2</text:p>
          </table:table-cell>
          <table:table-cell office:value-type="float" office:value="1137">
            <text:p>1137</text:p>
          </table:table-cell>
          <table:table-cell office:value-type="float" office:value="269.6">
            <text:p>269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90.5">
            <text:p>290.5</text:p>
          </table:table-cell>
          <table:table-cell office:value-type="float" office:value="153.1">
            <text:p>153.1</text:p>
          </table:table-cell>
          <table:table-cell office:value-type="float" office:value="924.8">
            <text:p>924.8</text:p>
          </table:table-cell>
          <table:table-cell office:value-type="float" office:value="214.9">
            <text:p>214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53.2">
            <text:p>253.2</text:p>
          </table:table-cell>
          <table:table-cell office:value-type="float" office:value="134">
            <text:p>134</text:p>
          </table:table-cell>
          <table:table-cell office:value-type="float" office:value="728.7">
            <text:p>728.7</text:p>
          </table:table-cell>
          <table:table-cell office:value-type="float" office:value="167.6">
            <text:p>167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9.4">
            <text:p>249.4</text:p>
          </table:table-cell>
          <table:table-cell office:value-type="float" office:value="126.7">
            <text:p>126.7</text:p>
          </table:table-cell>
          <table:table-cell office:value-type="float" office:value="926.3">
            <text:p>926.3</text:p>
          </table:table-cell>
          <table:table-cell office:value-type="float" office:value="216.7">
            <text:p>216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7.5">
            <text:p>307.5</text:p>
          </table:table-cell>
          <table:table-cell office:value-type="float" office:value="159.7">
            <text:p>159.7</text:p>
          </table:table-cell>
          <table:table-cell office:value-type="float" office:value="924.5">
            <text:p>924.5</text:p>
          </table:table-cell>
          <table:table-cell office:value-type="float" office:value="209">
            <text:p>209</text:p>
          </table:table-cell>
        </table:table-row>
      </table:table>
      <table:table table:name="Calibration Plot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7" table:number-rows-spanned="1">
            <text:p>NDVI Calibration Plots 6/27/2012</text:p>
          </table:table-cell>
          <table:covered-table-cell table:number-columns-repeated="6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203.9">
            <text:p>203.9</text:p>
          </table:table-cell>
          <table:table-cell office:value-type="float" office:value="1062.3">
            <text:p>1062.3</text:p>
          </table:table-cell>
          <table:table-cell office:value-type="float" office:value="251.5">
            <text:p>251.5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330.5">
            <text:p>330.5</text:p>
          </table:table-cell>
          <table:table-cell office:value-type="float" office:value="175.3">
            <text:p>175.3</text:p>
          </table:table-cell>
          <table:table-cell office:value-type="float" office:value="826.9">
            <text:p>826.9</text:p>
          </table:table-cell>
          <table:table-cell office:value-type="float" office:value="193.9">
            <text:p>193.9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421.2">
            <text:p>421.2</text:p>
          </table:table-cell>
          <table:table-cell office:value-type="float" office:value="218.2">
            <text:p>218.2</text:p>
          </table:table-cell>
          <table:table-cell office:value-type="float" office:value="1062.6">
            <text:p>1062.6</text:p>
          </table:table-cell>
          <table:table-cell office:value-type="float" office:value="255.7">
            <text:p>255.7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339.7">
            <text:p>339.7</text:p>
          </table:table-cell>
          <table:table-cell office:value-type="float" office:value="175">
            <text:p>175</text:p>
          </table:table-cell>
          <table:table-cell office:value-type="float" office:value="956.8">
            <text:p>956.8</text:p>
          </table:table-cell>
          <table:table-cell office:value-type="float" office:value="231.5">
            <text:p>231.5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float" office:value="103.6">
            <text:p>103.6</text:p>
          </table:table-cell>
          <table:table-cell office:value-type="float" office:value="659.9">
            <text:p>659.9</text:p>
          </table:table-cell>
          <table:table-cell office:value-type="float" office:value="155.1">
            <text:p>155.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243.7">
            <text:p>243.7</text:p>
          </table:table-cell>
          <table:table-cell office:value-type="float" office:value="129.5">
            <text:p>129.5</text:p>
          </table:table-cell>
          <table:table-cell office:value-type="float" office:value="727.1">
            <text:p>727.1</text:p>
          </table:table-cell>
          <table:table-cell office:value-type="float" office:value="172.6">
            <text:p>172.6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306.4">
            <text:p>306.4</text:p>
          </table:table-cell>
          <table:table-cell office:value-type="float" office:value="164.8">
            <text:p>164.8</text:p>
          </table:table-cell>
          <table:table-cell office:value-type="float" office:value="741.6">
            <text:p>741.6</text:p>
          </table:table-cell>
          <table:table-cell office:value-type="float" office:value="175.4">
            <text:p>175.4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78.4">
            <text:p>278.4</text:p>
          </table:table-cell>
          <table:table-cell office:value-type="float" office:value="150.3">
            <text:p>150.3</text:p>
          </table:table-cell>
          <table:table-cell office:value-type="float" office:value="747.6">
            <text:p>747.6</text:p>
          </table:table-cell>
          <table:table-cell office:value-type="float" office:value="175.7">
            <text:p>175.7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367.7">
            <text:p>367.7</text:p>
          </table:table-cell>
          <table:table-cell office:value-type="float" office:value="196.9">
            <text:p>196.9</text:p>
          </table:table-cell>
          <table:table-cell office:value-type="float" office:value="1013">
            <text:p>1013</text:p>
          </table:table-cell>
          <table:table-cell office:value-type="float" office:value="245.9">
            <text:p>245.9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352.2">
            <text:p>352.2</text:p>
          </table:table-cell>
          <table:table-cell office:value-type="float" office:value="186.5">
            <text:p>186.5</text:p>
          </table:table-cell>
          <table:table-cell office:value-type="float" office:value="849.4">
            <text:p>849.4</text:p>
          </table:table-cell>
          <table:table-cell office:value-type="float" office:value="203.2">
            <text:p>203.2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  <table:table-cell office:value-type="float" office:value="352.1">
            <text:p>352.1</text:p>
          </table:table-cell>
          <table:table-cell office:value-type="float" office:value="187.4">
            <text:p>187.4</text:p>
          </table:table-cell>
          <table:table-cell office:value-type="float" office:value="830.1">
            <text:p>830.1</text:p>
          </table:table-cell>
          <table:table-cell office:value-type="float" office:value="197.9">
            <text:p>197.9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float" office:value="312.3">
            <text:p>312.3</text:p>
          </table:table-cell>
          <table:table-cell office:value-type="float" office:value="166.4">
            <text:p>166.4</text:p>
          </table:table-cell>
          <table:table-cell office:value-type="float" office:value="1016.9">
            <text:p>1016.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268.5">
            <text:p>268.5</text:p>
          </table:table-cell>
          <table:table-cell office:value-type="float" office:value="143.5">
            <text:p>143.5</text:p>
          </table:table-cell>
          <table:table-cell office:value-type="float" office:value="826.3">
            <text:p>826.3</text:p>
          </table:table-cell>
          <table:table-cell office:value-type="float" office:value="193.8">
            <text:p>193.8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160">
            <text:p>160</text:p>
          </table:table-cell>
          <table:table-cell office:value-type="float" office:value="781.4">
            <text:p>781.4</text:p>
          </table:table-cell>
          <table:table-cell office:value-type="float" office:value="185.9">
            <text:p>185.9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float" office:value="268.5">
            <text:p>268.5</text:p>
          </table:table-cell>
          <table:table-cell office:value-type="float" office:value="142.2">
            <text:p>142.2</text:p>
          </table:table-cell>
          <table:table-cell office:value-type="float" office:value="711.6">
            <text:p>711.6</text:p>
          </table:table-cell>
          <table:table-cell office:value-type="float" office:value="168">
            <text:p>16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16:4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date>2012-07-02T16:41:43.37</dc:date>
    <meta:editing-cycles>16</meta:editing-cycles>
    <meta:editing-duration>PT1H18M45S</meta:editing-duration>
    <meta:document-statistic meta:table-count="2" meta:cell-count="602" meta:object-count="0"/>
    <meta:user-defined meta:name="Info 1"/>
    <meta:user-defined meta:name="Info 2"/>
    <meta:user-defined meta:name="Info 3"/>
    <meta:user-defined meta:name="Info 4"/>
  </office:meta>
</office:document-meta>
</file>